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19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shapes>
          <draw:frame draw:z-index="0" draw:style-name="gr1" draw:text-style-name="P1" svg:width="159.87mm" svg:height="90.04mm" svg:x="152.71mm" svg:y="13.28mm">
            <draw:object draw:notify-on-update-of-ranges="Folha1.A2:Folha1.A2 Folha1.A3:Folha1.A22 Folha1.B2:Folha1.B2 Folha1.B3:Folha1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N PONTOS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pan text:style-name="T1">Regressão</text:span>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Modelo de regressão</text:p>
          </table:table-cell>
          <table:table-cell office:value-type="string" calcext:value-type="string">
            <text:p>Linear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B$2:.$B$22] ; [.$A$2:.$A$22])" office:value-type="float" office:value="0.943651515186087" calcext:value-type="float">
            <text:p>0,943651515186087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Erro padrão</text:p>
          </table:table-cell>
          <table:table-cell table:number-matrix-columns-spanned="1" table:number-matrix-rows-spanned="1" table:formula="of:=STEYX([.$B$2:.$B$22] ; [.$A$2:.$A$22])" office:value-type="float" office:value="402.244283563046" calcext:value-type="float">
            <text:p>402,244283563046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Declive</text:p>
          </table:table-cell>
          <table:table-cell table:number-matrix-columns-spanned="1" table:number-matrix-rows-spanned="1" table:formula="of:=SLOPE([.$B$2:.$B$22] ; [.$A$2:.$A$22])" office:value-type="float" office:value="0.27081954887218" calcext:value-type="float">
            <text:p>0,27081954887218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Interseção</text:p>
          </table:table-cell>
          <table:table-cell table:number-matrix-columns-spanned="1" table:number-matrix-rows-spanned="1" table:formula="of:=INTERCEPT([.$B$2:.$B$22] ; [.$A$2:.$A$22])" office:value-type="float" office:value="-997.105263157895" calcext:value-type="float">
            <text:p>-997,105263157895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40" calcext:value-type="float">
            <text:p>1040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80" calcext:value-type="float">
            <text:p>1280</text:p>
          </table:table-cell>
          <table:table-cell/>
          <table:table-cell table:formula="of:=INDEX([.$A$2:.$A$22]; 1; 1)" office:value-type="string" office:string-value="N PONTOS" calcext:value-type="string">
            <text:p>N PONTOS</text:p>
          </table:table-cell>
          <table:table-cell table:formula="of:=[.$E$9] * [.$D$12] + [.$E$10]" office:value-type="string" office:string-value="" calcext:value-type="error">
            <text:p>#VALOR!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550" calcext:value-type="float">
            <text:p>1550</text:p>
          </table:table-cell>
          <table:table-cell/>
          <table:table-cell table:formula="of:=INDEX([.$A$2:.$A$22]; 2; 1)" office:value-type="float" office:value="1000" calcext:value-type="float">
            <text:p>1000</text:p>
          </table:table-cell>
          <table:table-cell table:formula="of:=[.$E$9] * [.$D$13] + [.$E$10]" office:value-type="float" office:value="-726.285714285715" calcext:value-type="float">
            <text:p>-726,285714285715</text:p>
          </table:table-cell>
          <table:table-cell table:number-columns-repeated="2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850" calcext:value-type="float">
            <text:p>1850</text:p>
          </table:table-cell>
          <table:table-cell/>
          <table:table-cell table:formula="of:=INDEX([.$A$2:.$A$22]; 3; 1)" office:value-type="float" office:value="2000" calcext:value-type="float">
            <text:p>2000</text:p>
          </table:table-cell>
          <table:table-cell table:formula="of:=[.$E$9] * [.$D$14] + [.$E$10]" office:value-type="float" office:value="-455.466165413534" calcext:value-type="float">
            <text:p>-455,466165413534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170" calcext:value-type="float">
            <text:p>2170</text:p>
          </table:table-cell>
          <table:table-cell/>
          <table:table-cell table:formula="of:=INDEX([.$A$2:.$A$22]; 4; 1)" office:value-type="float" office:value="3000" calcext:value-type="float">
            <text:p>3000</text:p>
          </table:table-cell>
          <table:table-cell table:formula="of:=[.$E$9] * [.$D$15] + [.$E$10]" office:value-type="float" office:value="-184.646616541354" calcext:value-type="float">
            <text:p>-184,646616541354</text:p>
          </table:table-cell>
          <table:table-cell table:number-columns-repeated="2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520" calcext:value-type="float">
            <text:p>2520</text:p>
          </table:table-cell>
          <table:table-cell/>
          <table:table-cell table:formula="of:=INDEX([.$A$2:.$A$22]; 5; 1)" office:value-type="float" office:value="4000" calcext:value-type="float">
            <text:p>4000</text:p>
          </table:table-cell>
          <table:table-cell table:formula="of:=[.$E$9] * [.$D$16] + [.$E$10]" office:value-type="float" office:value="86.1729323308268" calcext:value-type="float">
            <text:p>86,1729323308268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920" calcext:value-type="float">
            <text:p>2920</text:p>
          </table:table-cell>
          <table:table-cell/>
          <table:table-cell table:formula="of:=INDEX([.$A$2:.$A$22]; 6; 1)" office:value-type="float" office:value="5000" calcext:value-type="float">
            <text:p>5000</text:p>
          </table:table-cell>
          <table:table-cell table:formula="of:=[.$E$9] * [.$D$17] + [.$E$10]" office:value-type="float" office:value="356.992481203007" calcext:value-type="float">
            <text:p>356,992481203007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290" calcext:value-type="float">
            <text:p>3290</text:p>
          </table:table-cell>
          <table:table-cell/>
          <table:table-cell table:formula="of:=INDEX([.$A$2:.$A$22]; 7; 1)" office:value-type="float" office:value="6000" calcext:value-type="float">
            <text:p>6000</text:p>
          </table:table-cell>
          <table:table-cell table:formula="of:=[.$E$9] * [.$D$18] + [.$E$10]" office:value-type="float" office:value="627.812030075188" calcext:value-type="float">
            <text:p>627,812030075188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750" calcext:value-type="float">
            <text:p>3750</text:p>
          </table:table-cell>
          <table:table-cell/>
          <table:table-cell table:formula="of:=INDEX([.$A$2:.$A$22]; 8; 1)" office:value-type="float" office:value="7000" calcext:value-type="float">
            <text:p>7000</text:p>
          </table:table-cell>
          <table:table-cell table:formula="of:=[.$E$9] * [.$D$19] + [.$E$10]" office:value-type="float" office:value="898.631578947368" calcext:value-type="float">
            <text:p>898,631578947368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180" calcext:value-type="float">
            <text:p>4180</text:p>
          </table:table-cell>
          <table:table-cell/>
          <table:table-cell table:formula="of:=INDEX([.$A$2:.$A$22]; 9; 1)" office:value-type="float" office:value="8000" calcext:value-type="float">
            <text:p>8000</text:p>
          </table:table-cell>
          <table:table-cell table:formula="of:=[.$E$9] * [.$D$20] + [.$E$10]" office:value-type="float" office:value="1169.45112781955" calcext:value-type="float">
            <text:p>1169,45112781955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4640" calcext:value-type="float">
            <text:p>4640</text:p>
          </table:table-cell>
          <table:table-cell/>
          <table:table-cell table:formula="of:=INDEX([.$A$2:.$A$22]; 10; 1)" office:value-type="float" office:value="9000" calcext:value-type="float">
            <text:p>9000</text:p>
          </table:table-cell>
          <table:table-cell table:formula="of:=[.$E$9] * [.$D$21] + [.$E$10]" office:value-type="float" office:value="1440.27067669173" calcext:value-type="float">
            <text:p>1440,27067669173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140" calcext:value-type="float">
            <text:p>5140</text:p>
          </table:table-cell>
          <table:table-cell/>
          <table:table-cell table:formula="of:=INDEX([.$A$2:.$A$22]; 11; 1)" office:value-type="float" office:value="10000" calcext:value-type="float">
            <text:p>10000</text:p>
          </table:table-cell>
          <table:table-cell table:formula="of:=[.$E$9] * [.$D$22] + [.$E$10]" office:value-type="float" office:value="1711.09022556391" calcext:value-type="float">
            <text:p>1711,0902255639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NDEX([.$A$2:.$A$22]; 12; 1)" office:value-type="float" office:value="11000" calcext:value-type="float">
            <text:p>11000</text:p>
          </table:table-cell>
          <table:table-cell table:formula="of:=[.$E$9] * [.$D$23] + [.$E$10]" office:value-type="float" office:value="1981.90977443609" calcext:value-type="float">
            <text:p>1981,9097744360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NDEX([.$A$2:.$A$22]; 13; 1)" office:value-type="float" office:value="12000" calcext:value-type="float">
            <text:p>12000</text:p>
          </table:table-cell>
          <table:table-cell table:formula="of:=[.$E$9] * [.$D$24] + [.$E$10]" office:value-type="float" office:value="2252.72932330827" calcext:value-type="float">
            <text:p>2252,7293233082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NDEX([.$A$2:.$A$22]; 14; 1)" office:value-type="float" office:value="13000" calcext:value-type="float">
            <text:p>13000</text:p>
          </table:table-cell>
          <table:table-cell table:formula="of:=[.$E$9] * [.$D$25] + [.$E$10]" office:value-type="float" office:value="2523.54887218045" calcext:value-type="float">
            <text:p>2523,5488721804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NDEX([.$A$2:.$A$22]; 15; 1)" office:value-type="float" office:value="14000" calcext:value-type="float">
            <text:p>14000</text:p>
          </table:table-cell>
          <table:table-cell table:formula="of:=[.$E$9] * [.$D$26] + [.$E$10]" office:value-type="float" office:value="2794.36842105263" calcext:value-type="float">
            <text:p>2794,3684210526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NDEX([.$A$2:.$A$22]; 16; 1)" office:value-type="float" office:value="15000" calcext:value-type="float">
            <text:p>15000</text:p>
          </table:table-cell>
          <table:table-cell table:formula="of:=[.$E$9] * [.$D$27] + [.$E$10]" office:value-type="float" office:value="3065.18796992481" calcext:value-type="float">
            <text:p>3065,1879699248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NDEX([.$A$2:.$A$22]; 17; 1)" office:value-type="float" office:value="16000" calcext:value-type="float">
            <text:p>16000</text:p>
          </table:table-cell>
          <table:table-cell table:formula="of:=[.$E$9] * [.$D$28] + [.$E$10]" office:value-type="float" office:value="3336.00751879699" calcext:value-type="float">
            <text:p>3336,007518796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NDEX([.$A$2:.$A$22]; 18; 1)" office:value-type="float" office:value="17000" calcext:value-type="float">
            <text:p>17000</text:p>
          </table:table-cell>
          <table:table-cell table:formula="of:=[.$E$9] * [.$D$29] + [.$E$10]" office:value-type="float" office:value="3606.82706766917" calcext:value-type="float">
            <text:p>3606,8270676691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NDEX([.$A$2:.$A$22]; 19; 1)" office:value-type="float" office:value="18000" calcext:value-type="float">
            <text:p>18000</text:p>
          </table:table-cell>
          <table:table-cell table:formula="of:=[.$E$9] * [.$D$30] + [.$E$10]" office:value-type="float" office:value="3877.64661654135" calcext:value-type="float">
            <text:p>3877,6466165413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NDEX([.$A$2:.$A$22]; 20; 1)" office:value-type="float" office:value="19000" calcext:value-type="float">
            <text:p>19000</text:p>
          </table:table-cell>
          <table:table-cell table:formula="of:=[.$E$9] * [.$D$31] + [.$E$10]" office:value-type="float" office:value="4148.46616541353" calcext:value-type="float">
            <text:p>4148,4661654135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NDEX([.$A$2:.$A$22]; 21; 1)" office:value-type="float" office:value="20000" calcext:value-type="float">
            <text:p>20000</text:p>
          </table:table-cell>
          <table:table-cell table:formula="of:=[.$E$9] * [.$D$32] + [.$E$10]" office:value-type="float" office:value="4419.28571428571" calcext:value-type="float">
            <text:p>4419,2857142857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8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4:38:50.231000000</meta:creation-date>
    <dc:date>2018-02-18T14:55:16.279000000</dc:date>
    <meta:editing-duration>PT5M51S</meta:editing-duration>
    <meta:editing-cycles>1</meta:editing-cycles>
    <meta:document-statistic meta:table-count="1" meta:cell-count="96" meta:object-count="1"/>
    <meta:generator>LibreOffice/5.4.4.2$Windows_X86_64 LibreOffice_project/2524958677847fb3bb44820e40380acbe820f96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scatter" chart:style-name="ch1">
        <chart:title svg:x="7.064cm" svg:y="0.316cm" chart:style-name="ch2">
          <text:p>Tarefa A</text:p>
        </chart:title>
        <chart:plot-area chart:style-name="ch3" table:cell-range-address="Folha1.A2:Folha1.B22" chart:data-source-has-labels="row" svg:x="1.33cm" svg:y="1.275cm" svg:width="14.339cm" svg:height="6.569cm">
          <chartooo:coordinate-region svg:x="2.322cm" svg:y="1.475cm" svg:width="12.882cm" svg:height="5.722cm"/>
          <chart:axis chart:dimension="x" chart:name="primary-x" chart:style-name="ch4">
            <chart:title svg:x="7.33cm" svg:y="8.024cm" chart:style-name="ch5">
              <text:p>Numero pontos</text:p>
            </chart:title>
          </chart:axis>
          <chart:axis chart:dimension="y" chart:name="primary-y" chart:style-name="ch4">
            <chart:title svg:x="0.451cm" svg:y="5.476cm" chart:style-name="ch6">
              <text:p>Tempo (ms)</text:p>
            </chart:title>
          </chart:axis>
          <chart:series chart:style-name="ch7" chart:values-cell-range-address="Folha1.B3:Folha1.B22" chart:label-cell-address="Folha1.B2:Folha1.B2" chart:class="chart:scatter">
            <chart:domain table:cell-range-address="Folha1.A3:Folha1.A22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A</text:p>
                <draw:g>
                  <svg:desc>Folha1.B2:Folha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Folha1.A3:Folha1.A22</svg:desc>
                </draw:g>
              </table:table-cell>
              <table:table-cell office:value-type="float" office:value="10">
                <text:p>10</text:p>
                <draw:g>
                  <svg:desc>Folha1.B3:Folha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5140">
                <text:p>51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